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master-page-name="First_20_Page">
      <style:paragraph-properties fo:margin-top="0in" fo:margin-bottom="0.1945in" style:contextual-spacing="false" fo:text-align="center" style:justify-single-word="false" style:page-number="auto"/>
      <style:text-properties officeooo:paragraph-rsid="0007fe7d" style:font-name-asian="Times New Roman"/>
    </style:style>
    <style:style style:name="P2" style:family="paragraph" style:parent-style-name="Heading_20_2">
      <style:paragraph-properties fo:text-align="center" style:justify-single-word="false"/>
      <style:text-properties officeooo:paragraph-rsid="0007fe7d"/>
    </style:style>
    <style:style style:name="P3" style:family="paragraph" style:parent-style-name="Normal_20__28_Web_29_">
      <style:paragraph-properties fo:margin-top="0.1945in" fo:margin-bottom="0.1945in" style:contextual-spacing="false" fo:text-align="center" style:justify-single-word="false"/>
      <style:text-properties officeooo:paragraph-rsid="0007fe7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Heading_20_1">
      <style:paragraph-properties fo:break-before="page"/>
      <style:text-properties officeooo:rsid="000b2a53" officeooo:paragraph-rsid="000b2a53"/>
    </style:style>
    <style:style style:name="P8" style:family="paragraph" style:parent-style-name="Text_20_body">
      <style:text-properties officeooo:rsid="0009f50a" officeooo:paragraph-rsid="000abc03"/>
    </style:style>
    <style:style style:name="P9" style:family="paragraph" style:parent-style-name="Heading_20_2">
      <style:text-properties officeooo:paragraph-rsid="0009f50a"/>
    </style:style>
    <style:style style:name="P10" style:family="paragraph" style:parent-style-name="Text_20_body" style:list-style-name="L1">
      <style:text-properties officeooo:rsid="0009f50a" officeooo:paragraph-rsid="0009f50a"/>
    </style:style>
    <style:style style:name="P11" style:family="paragraph" style:parent-style-name="Text_20_body" style:list-style-name="L1">
      <style:text-properties officeooo:rsid="0009f50a" officeooo:paragraph-rsid="000a84f1"/>
    </style:style>
    <style:style style:name="P12" style:family="paragraph" style:parent-style-name="Text_20_body" style:list-style-name="L1">
      <style:text-properties officeooo:rsid="000a84f1" officeooo:paragraph-rsid="000a84f1"/>
    </style:style>
    <style:style style:name="P13" style:family="paragraph" style:parent-style-name="Text_20_body" style:list-style-name="L1">
      <style:text-properties officeooo:rsid="000abc03" officeooo:paragraph-rsid="000abc03"/>
    </style:style>
    <style:style style:name="P14" style:family="paragraph" style:parent-style-name="Text_20_body" style:list-style-name="L1">
      <style:text-properties officeooo:rsid="000b1782" officeooo:paragraph-rsid="000b1782"/>
    </style:style>
    <style:style style:name="P15" style:family="paragraph" style:parent-style-name="Heading_20_3">
      <style:text-properties officeooo:rsid="000a84f1" officeooo:paragraph-rsid="000a84f1"/>
    </style:style>
    <style:style style:name="P16" style:family="paragraph" style:parent-style-name="Text_20_body">
      <style:text-properties officeooo:paragraph-rsid="000a84f1"/>
    </style:style>
    <style:style style:name="T1" style:family="text">
      <style:text-properties officeooo:rsid="0007fe7d"/>
    </style:style>
    <style:style style:name="T2" style:family="text">
      <style:text-properties officeooo:rsid="00356fd9"/>
    </style:style>
    <style:style style:name="T3" style:family="text">
      <style:text-properties officeooo:rsid="001d05bc"/>
    </style:style>
    <style:style style:name="T4" style:family="text">
      <style:text-properties officeooo:rsid="000abc03"/>
    </style:style>
    <style:style style:name="T5" style:family="text">
      <style:text-properties officeooo:rsid="0009f50a"/>
    </style:style>
    <style:style style:name="T6" style:family="text">
      <style:text-properties officeooo:rsid="000a84f1"/>
    </style:style>
    <style:style style:name="T7" style:family="text">
      <style:text-properties officeooo:rsid="000b1782"/>
    </style:style>
    <style:style style:name="T8" style:family="text">
      <style:text-properties officeooo:rsid="0025e655"/>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339_2513325703"/>Persisted Staging <text:span text:style-name="T1">Load</text:span> Design Reference<text:bookmark-end text:name="__RefHeading___Toc3339_2513325703"/></text:h>
      <text:h text:style-name="P2" text:outline-level="2"><text:bookmark-start text:name="__RefHeading___Toc3155_3930558353"/>Suggested Methods for Persisted Staging <text:span text:style-name="T1">Load</text:span> <text:span text:style-name="T2">with and ODS Component</text:span><text:bookmark-end text:name="__RefHeading___Toc3155_3930558353"/></text:h>
      <text:p text:style-name="P3">James Moran <text:span text:style-name="T3">1/6/2026</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3339_2513325703" office:name="Persisted Staging Load Design Reference" text:style-name="Index_20_Link" text:visited-style-name="Index_20_Link">Persisted Staging Load Design Reference<text:tab/>1</text:a></text:p>
          <text:p text:style-name="P6"><text:a xlink:type="simple" xlink:href="#__RefHeading___Toc3155_3930558353" office:name="Suggested Methods for Persisted Staging Load with and ODS Component" text:style-name="Index_20_Link" text:visited-style-name="Index_20_Link">Suggested Methods for Persisted Staging Load with and ODS Component<text:tab/>1</text:a></text:p>
        </text:index-body>
      </text:table-of-content>
      <text:p text:style-name="P3"/>
      <text:h text:style-name="P7" text:outline-level="1">General Information</text:h>
      <text:p text:style-name="P8">The process supports multiple insert <text:span text:style-name="T4">batches</text:span> into the landing table which supports near real time processing. <text:s/>That is, from one <text:span text:style-name="T4">batch</text:span> to the next, data can be inserted into the landing table. <text:s/>All that is required is that for each new <text:span text:style-name="T4">batch</text:span>, the landing table’s insert time stamp (__pstage_inserted_timestamp) be updated to represent the insert date and time <text:span text:style-name="T4">that the batch of data was inserted.</text:span></text:p>
      <text:h text:style-name="P9" text:outline-level="2"><text:span text:style-name="T5">Load Summary</text:span></text:h>
      <text:list text:style-name="L1">
        <text:list-item>
          <text:p text:style-name="P10">Data is loaded into landing table using landing process. <text:s/>That process <text:span text:style-name="T4">should only do one thing: l</text:span>and the data and <text:span text:style-name="T4">update</text:span> the insert time stamp (__pstage_inserted_timestamp) <text:span text:style-name="T4">to the current inserted date for the landed set of data</text:span>.</text:p>
        </text:list-item>
        <text:list-item>
          <text:p text:style-name="P10"><text:s/>A temporary load table creation process is run which, <text:span text:style-name="T4">using a CTE,</text:span> does a number of things.</text:p>
          <text:list>
            <text:list-item>
              <text:p text:style-name="P10">Perfect dupes which include the inserted timestamp are removed by simply selecting the distinct values <text:span text:style-name="T4">from the landing table.</text:span></text:p>
            </text:list-item>
            <text:list-item>
              <text:p text:style-name="P11">A main extract <text:span text:style-name="T4">query is run against the perfect dupe query noted in 2.1 which:</text:span></text:p>
              <text:list>
                <text:list-item>
                  <text:p text:style-name="P11"><text:span text:style-name="T6">De</text:span>rives a hash difference column from all of the non-key attributes</text:p>
                </text:list-item>
                <text:list-item>
                  <text:p text:style-name="P11"><text:span text:style-name="T6">O</text:span>rganizes the loads into a load order by the inserted timestamp and optionally but at a higher priority by any source system watermark columns.</text:p>
                </text:list-item>
              </text:list>
            </text:list-item>
            <text:list-item>
              <text:p text:style-name="P12">A <text:span text:style-name="T4">second extract, the deduplication confidence extract, is run against the main extract created in 2.2 which </text:span>derives a deduplication confidence number (see below for more details about this concept).</text:p>
            </text:list-item>
            <text:list-item>
              <text:p text:style-name="P13">The main extract and the deduplication confidence extract are joined together to create the temporary load table.</text:p>
            </text:list-item>
          </text:list>
        </text:list-item>
        <text:list-item>
          <text:p text:style-name="P13">Distinct batch numbers are derived from the <text:span text:style-name="T5">temporary load table.</text:span></text:p>
        </text:list-item>
        <text:list-item>
          <text:p text:style-name="P13">For each batch number, which is loaded in descending order data is:</text:p>
          <text:list>
            <text:list-item>
              <text:p text:style-name="P13">Merged into the current table</text:p>
            </text:list-item>
            <text:list-item>
              <text:p text:style-name="P13">Inserted into the historical table from the current table where the inserted or update timestamp in the current table is greater that the max timestamp of the historical table.</text:p>
            </text:list-item>
            <text:list-item>
              <text:p text:style-name="P13">The historical table is updated with the proper current version indicator to indicate the most current record, and the row expiration timestamps are a<text:span text:style-name="T7">djusted to follow the previous rows timestamp for the key.</text:span></text:p>
            </text:list-item>
          </text:list>
        </text:list-item>
        <text:list-item>
          <text:p text:style-name="P14">The data that was loaded is deleted from the landing table using the key and original timestamp values from the temporary load table which represents the current sets loaded.</text:p>
        </text:list-item>
        <text:list-item>
          <text:p text:style-name="P14"><text:soft-page-break/>The temporary table is dropped.</text:p>
        </text:list-item>
      </text:list>
      <text:h text:style-name="P15" text:outline-level="3">Deduplication Confidence</text:h>
      <text:p text:style-name="P16">In cases where duplicate records exist for the same key with different <text:span text:style-name="T8">attribute values</text:span> <text:span text:style-name="T8">w</text:span>ithin the same batch load timestamp, rather than moving the rows to an error table, the rows are merged into the current table and inserted into the historical table with this confidence value calculated by the number of possible incorrect inserted and\or updated records. <text:s/>The rows in the historical table then can be interrogated and compared with the source system to resolve the any discrepancy.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default-outline-level="2" style:list-style-name="" style:class="chapter">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1" style:display-name="Heading 1" style:family="paragraph" style:parent-style-name="Standard" style:default-outline-level="1" style:list-style-name="" style:class="chapter">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ames Moran</meta:initial-creator>
    <meta:creation-date>2026-01-19T12:04:53.084053500</meta:creation-date>
    <dc:date>2026-01-19T13:04:58.026368600</dc:date>
    <dc:creator>James Moran</dc:creator>
    <meta:editing-duration>PT15M35S</meta:editing-duration>
    <meta:editing-cycles>3</meta:editing-cycles>
    <meta:generator>LibreOffice/25.8.4.2$Windows_X86_64 LibreOffice_project/290daaa01b999472f0c7a3890eb6a550fd74c6df</meta:generator>
    <meta:document-statistic meta:table-count="0" meta:image-count="0" meta:object-count="0" meta:page-count="4" meta:paragraph-count="26" meta:word-count="496" meta:character-count="3036" meta:non-whitespace-character-count="2574"/>
  </office:meta>
</office:document-meta>
</file>